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bf97" officeooo:paragraph-rsid="001ebf97"/>
    </style:style>
    <style:style style:name="P2" style:family="paragraph" style:parent-style-name="Standard">
      <style:text-properties officeooo:rsid="001fe12f" officeooo:paragraph-rsid="001fe12f"/>
    </style:style>
    <style:style style:name="T1" style:family="text">
      <style:text-properties officeooo:rsid="001fe1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shiz</text:p>
      <text:p text:style-name="P1"/>
      <text:p text:style-name="P1">Backend</text:p>
      <text:p text:style-name="P1">- resource tracker</text:p>
      <text:p text:style-name="P1">- science growth</text:p>
      <text:p text:style-name="P1">- crew growth</text:p>
      <text:p text:style-name="P1">- <text:span text:style-name="T1">upgrade manager</text:span></text:p>
      <text:p text:style-name="P1">- <text:span text:style-name="T1">ship manager</text:span></text:p>
      <text:p text:style-name="P1"/>
      <text:p text:style-name="P1">Frontend</text:p>
      <text:p text:style-name="P1"/>
      <text:p text:style-name="P1">Screens</text:p>
      <text:p text:style-name="P1">- Main</text:p>
      <text:p text:style-name="P1">- Upgrades</text:p>
      <text:p text:style-name="P1">- Ship</text:p>
      <text:p text:style-name="P1">- Options</text:p>
      <text:p text:style-name="P2">- 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6:59:00.189000000</meta:creation-date>
    <dc:date>2015-12-29T17:09:48.053000000</dc:date>
    <meta:editing-duration>PT10M49S</meta:editing-duration>
    <meta:editing-cycles>2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14" meta:word-count="30" meta:character-count="150" meta:non-whitespace-character-count="134"/>
  </office:meta>
</office:document-meta>
</file>